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674cm"/>
    </style:style>
    <style:style style:name="Tabla1.B" style:family="table-column">
      <style:table-column-properties style:column-width="8.691cm"/>
    </style:style>
    <style:style style:name="Tabla1.C" style:family="table-column">
      <style:table-column-properties style:column-width="5.636cm"/>
    </style:style>
    <style:style style:name="Tabla1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1.C1" style:family="table-cell">
      <style:table-cell-properties style:vertical-align="middle" fo:padding="0.049cm" fo:border="0.05pt solid #d9d9e3"/>
    </style:style>
    <style:style style:name="Tabla1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1.C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Tabla2" style:family="table">
      <style:table-properties style:width="13.434cm" table:align="left"/>
    </style:style>
    <style:style style:name="Tabla2.A" style:family="table-column">
      <style:table-column-properties style:column-width="5.801cm"/>
    </style:style>
    <style:style style:name="Tabla2.B" style:family="table-column">
      <style:table-column-properties style:column-width="7.632cm"/>
    </style:style>
    <style:style style:name="Tabla2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2.B1" style:family="table-cell">
      <style:table-cell-properties style:vertical-align="middle" fo:padding="0.049cm" fo:border="0.05pt solid #d9d9e3"/>
    </style:style>
    <style:style style:name="Tabla2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2.B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8.324cm"/>
    </style:style>
    <style:style style:name="Tabla3.B" style:family="table-column">
      <style:table-column-properties style:column-width="8.677cm"/>
    </style:style>
    <style:style style:name="Tabla3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3.B1" style:family="table-cell">
      <style:table-cell-properties style:vertical-align="middle" fo:padding="0.049cm" fo:border="0.05pt solid #d9d9e3"/>
    </style:style>
    <style:style style:name="Tabla3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3.B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Tabla4" style:family="table">
      <style:table-properties style:width="17cm" table:align="left"/>
    </style:style>
    <style:style style:name="Tabla4.A" style:family="table-column">
      <style:table-column-properties style:column-width="8.273cm"/>
    </style:style>
    <style:style style:name="Tabla4.B" style:family="table-column">
      <style:table-column-properties style:column-width="8.728cm"/>
    </style:style>
    <style:style style:name="Tabla4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4.B1" style:family="table-cell">
      <style:table-cell-properties style:vertical-align="middle" fo:padding="0.049cm" fo:border="0.05pt solid #d9d9e3"/>
    </style:style>
    <style:style style:name="Tabla4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4.B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P1" style:family="paragraph" style:parent-style-name="Preformatted_20_Text" style:list-style-name="L3">
      <style:paragraph-properties fo:margin-top="0cm" fo:margin-bottom="0.499cm" style:contextual-spacing="false" fo:padding="0.049cm" fo:border="0.06pt solid #d9d9e3"/>
    </style:style>
    <style:style style:name="P2" style:family="paragraph" style:parent-style-name="Preformatted_20_Text" style:list-style-name="L3">
      <style:paragraph-properties fo:padding="0.049cm" fo:border="0.06pt solid #d9d9e3"/>
      <style:text-properties loext:padding="0.049cm" loext:border="0.06pt solid #d9d9e3"/>
    </style:style>
    <style:style style:name="P3" style:family="paragraph" style:parent-style-name="Preformatted_20_Text" style:list-style-name="L4">
      <style:paragraph-properties fo:padding="0.049cm" fo:border="0.06pt solid #d9d9e3"/>
      <style:text-properties loext:padding="0.049cm" loext:border="0.06pt solid #d9d9e3"/>
    </style:style>
    <style:style style:name="P4" style:family="paragraph" style:parent-style-name="Preformatted_20_Text">
      <style:paragraph-properties fo:padding="0.049cm" fo:border="0.06pt solid #d9d9e3"/>
      <style:text-properties loext:padding="0.049cm" loext:border="0.06pt solid #d9d9e3"/>
    </style:style>
    <style:style style:name="P5" style:family="paragraph" style:parent-style-name="Preformatted_20_Text" style:list-style-name="L6">
      <style:paragraph-properties fo:padding="0.049cm" fo:border="0.06pt solid #d9d9e3"/>
      <style:text-properties loext:padding="0.049cm" loext:border="0.06pt solid #d9d9e3"/>
    </style:style>
    <style:style style:name="P6" style:family="paragraph" style:parent-style-name="Preformatted_20_Text" style:list-style-name="L7">
      <style:paragraph-properties fo:padding="0.049cm" fo:border="0.06pt solid #d9d9e3"/>
      <style:text-properties loext:padding="0.049cm" loext:border="0.06pt solid #d9d9e3"/>
    </style:style>
    <style:style style:name="P7" style:family="paragraph" style:parent-style-name="Preformatted_20_Text" style:list-style-name="L4">
      <style:paragraph-properties fo:margin-top="0cm" fo:margin-bottom="0.499cm" style:contextual-spacing="false" fo:padding="0.049cm" fo:border="0.06pt solid #d9d9e3"/>
    </style:style>
    <style:style style:name="P8" style:family="paragraph" style:parent-style-name="Preformatted_20_Text" style:list-style-name="L4">
      <style:paragraph-properties fo:padding="0.049cm" fo:border="0.06pt solid #d9d9e3"/>
    </style:style>
    <style:style style:name="P9" style:family="paragraph" style:parent-style-name="Preformatted_20_Text">
      <style:paragraph-properties fo:margin-top="0cm" fo:margin-bottom="0.499cm" style:contextual-spacing="false" fo:padding="0.049cm" fo:border="0.06pt solid #d9d9e3"/>
    </style:style>
    <style:style style:name="P10" style:family="paragraph" style:parent-style-name="Preformatted_20_Text">
      <style:paragraph-properties fo:padding="0.049cm" fo:border="0.06pt solid #d9d9e3"/>
    </style:style>
    <style:style style:name="P11" style:family="paragraph" style:parent-style-name="Preformatted_20_Text" style:list-style-name="L6">
      <style:paragraph-properties fo:margin-top="0cm" fo:margin-bottom="0.499cm" style:contextual-spacing="false" fo:padding="0.049cm" fo:border="0.06pt solid #d9d9e3"/>
    </style:style>
    <style:style style:name="P12" style:family="paragraph" style:parent-style-name="Preformatted_20_Text" style:list-style-name="L6">
      <style:paragraph-properties fo:padding="0.049cm" fo:border="0.06pt solid #d9d9e3"/>
    </style:style>
    <style:style style:name="P13" style:family="paragraph" style:parent-style-name="Preformatted_20_Text" style:list-style-name="L7">
      <style:paragraph-properties fo:margin-top="0cm" fo:margin-bottom="0.499cm" style:contextual-spacing="false" fo:padding="0.049cm" fo:border="0.06pt solid #d9d9e3"/>
    </style:style>
    <style:style style:name="P14" style:family="paragraph" style:parent-style-name="Preformatted_20_Text" style:list-style-name="L7">
      <style:paragraph-properties fo:padding="0.049cm" fo:border="0.06pt solid #d9d9e3"/>
    </style:style>
    <style:style style:name="P15" style:family="paragraph" style:parent-style-name="Standard">
      <style:text-properties officeooo:rsid="000e67ba" officeooo:paragraph-rsid="000e67ba"/>
    </style:style>
    <style:style style:name="P16" style:family="paragraph" style:parent-style-name="Standard">
      <style:text-properties officeooo:rsid="000e67ba" officeooo:paragraph-rsid="000e67ba" loext:padding="0.049cm" loext:border="0.06pt solid #d9d9e3"/>
    </style:style>
    <style:style style:name="P17" style:family="paragraph" style:parent-style-name="Standard">
      <style:text-properties officeooo:rsid="00106601" officeooo:paragraph-rsid="00106601"/>
    </style:style>
    <style:style style:name="P18" style:family="paragraph" style:parent-style-name="Text_20_body">
      <style:text-properties loext:padding="0.049cm" loext:border="0.06pt solid #d9d9e3"/>
    </style:style>
    <style:style style:name="P19" style:family="paragraph" style:parent-style-name="Text_20_body">
      <style:paragraph-properties fo:padding="0.049cm" fo:border="0.06pt solid #d9d9e3"/>
      <style:text-properties loext:padding="0.049cm" loext:border="0.06pt solid #d9d9e3"/>
    </style:style>
    <style:style style:name="P20" style:family="paragraph" style:parent-style-name="Text_20_body">
      <style:paragraph-properties fo:margin-top="0cm" fo:margin-bottom="0cm" style:contextual-spacing="false"/>
      <style:text-properties loext:padding="0.049cm" loext:border="0.06pt solid #d9d9e3"/>
    </style:style>
    <style:style style:name="P21" style:family="paragraph" style:parent-style-name="Text_20_body" style:list-style-name="L6">
      <style:paragraph-properties fo:padding="0.049cm" fo:border="0.06pt solid #d9d9e3"/>
      <style:text-properties loext:padding="0.049cm" loext:border="0.06pt solid #d9d9e3"/>
    </style:style>
    <style:style style:name="P22" style:family="paragraph" style:parent-style-name="Text_20_body" style:list-style-name="L7">
      <style:paragraph-properties fo:padding="0.049cm" fo:border="0.06pt solid #d9d9e3"/>
      <style:text-properties loext:padding="0.049cm" loext:border="0.06pt solid #d9d9e3"/>
    </style:style>
    <style:style style:name="P23" style:family="paragraph" style:parent-style-name="Text_20_body" style:list-style-name="L1">
      <style:paragraph-properties fo:padding="0.049cm" fo:border="0.06pt solid #d9d9e3"/>
    </style:style>
    <style:style style:name="P24" style:family="paragraph" style:parent-style-name="Text_20_body">
      <style:paragraph-properties fo:padding="0.049cm" fo:border="0.06pt solid #d9d9e3"/>
    </style:style>
    <style:style style:name="P25" style:family="paragraph" style:parent-style-name="Text_20_body" style:list-style-name="L2">
      <style:paragraph-properties fo:padding="0.049cm" fo:border="0.06pt solid #d9d9e3"/>
    </style:style>
    <style:style style:name="P26" style:family="paragraph" style:parent-style-name="Text_20_body" style:list-style-name="L3">
      <style:paragraph-properties fo:padding="0.049cm" fo:border="0.06pt solid #d9d9e3"/>
    </style:style>
    <style:style style:name="P27" style:family="paragraph" style:parent-style-name="Text_20_body" style:list-style-name="L4">
      <style:paragraph-properties fo:padding="0.049cm" fo:border="0.06pt solid #d9d9e3"/>
    </style:style>
    <style:style style:name="P28" style:family="paragraph" style:parent-style-name="Text_20_body" style:list-style-name="L5">
      <style:paragraph-properties fo:padding="0.049cm" fo:border="0.06pt solid #d9d9e3"/>
    </style:style>
    <style:style style:name="P29" style:family="paragraph" style:parent-style-name="Text_20_body" style:list-style-name="L6">
      <style:paragraph-properties fo:padding="0.049cm" fo:border="0.06pt solid #d9d9e3"/>
    </style:style>
    <style:style style:name="P30" style:family="paragraph" style:parent-style-name="Text_20_body" style:list-style-name="L7">
      <style:paragraph-properties fo:margin-top="0cm" fo:margin-bottom="0cm" style:contextual-spacing="false" fo:padding="0.049cm" fo:border="0.06pt solid #d9d9e3"/>
    </style:style>
    <style:style style:name="P31" style:family="paragraph" style:parent-style-name="Text_20_body" style:list-style-name="L7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49cm" fo:border="0.06pt solid #d9d9e3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FILTRADO DE PAQUETES (firewall)</text:p>
      <text:p text:style-name="P17"/>
      <text:p text:style-name="P17"/>
      <text:p text:style-name="P16">Qué es ufw en Ubuntu? indícame cuales son los comandos más habituales de este gestor de firewall con una breve descripción y ejemplo si procede. En formato tabla por favor. </text:p>
      <text:p text:style-name="P19">UFW (Uncomplicated Firewall) es un frontend de firewall para sistemas basados en Ubuntu, que simplifica la configuración y administración del firewall iptables, una herramienta de filtrado de paquetes en sistemas Linux. UFW se centra en hacer que la configuración del firewall sea más fácil y accesible para usuarios menos experimentados.</text:p>
      <text:p text:style-name="P19">Aquí tienes una tabla con los comandos más habituales de UFW junto con una breve descripción y ejemplos: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Comando</text:p>
            </table:table-cell>
            <table:table-cell table:style-name="Tabla1.A1" office:value-type="string">
              <text:p text:style-name="Table_20_Heading">Descripción</text:p>
            </table:table-cell>
            <table:table-cell table:style-name="Tabla1.C1" office:value-type="string">
              <text:p text:style-name="Table_20_Heading">Ejemplo</text:p>
            </table:table-cell>
          </table:table-row>
        </table:table-header-rows>
        <table:table-row>
          <table:table-cell table:style-name="Tabla1.A2" office:value-type="string">
            <text:p text:style-name="Table_20_Contents"><text:span text:style-name="Source_20_Text"><text:span text:style-name="T1">ufw enable</text:span></text:span></text:p>
          </table:table-cell>
          <table:table-cell table:style-name="Tabla1.A2" office:value-type="string">
            <text:p text:style-name="Table_20_Contents">Habilitar el firewall.</text:p>
          </table:table-cell>
          <table:table-cell table:style-name="Tabla1.C2" office:value-type="string">
            <text:p text:style-name="Table_20_Contents"><text:span text:style-name="Source_20_Text"><text:span text:style-name="T1">sudo ufw enable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ufw disable</text:span></text:span></text:p>
          </table:table-cell>
          <table:table-cell table:style-name="Tabla1.A2" office:value-type="string">
            <text:p text:style-name="Table_20_Contents">Deshabilitar el firewall.</text:p>
          </table:table-cell>
          <table:table-cell table:style-name="Tabla1.C2" office:value-type="string">
            <text:p text:style-name="Table_20_Contents"><text:span text:style-name="Source_20_Text"><text:span text:style-name="T1">sudo ufw disable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ufw status</text:span></text:span></text:p>
          </table:table-cell>
          <table:table-cell table:style-name="Tabla1.A2" office:value-type="string">
            <text:p text:style-name="Table_20_Contents">Mostrar el estado actual del firewall.</text:p>
          </table:table-cell>
          <table:table-cell table:style-name="Tabla1.C2" office:value-type="string">
            <text:p text:style-name="Table_20_Contents"><text:span text:style-name="Source_20_Text"><text:span text:style-name="T1">sudo ufw status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ufw allow</text:span></text:span></text:p>
          </table:table-cell>
          <table:table-cell table:style-name="Tabla1.A2" office:value-type="string">
            <text:p text:style-name="Table_20_Contents">Permite tráfico desde una dirección o puerto específico.</text:p>
          </table:table-cell>
          <table:table-cell table:style-name="Tabla1.C2" office:value-type="string">
            <text:p text:style-name="Table_20_Contents"><text:span text:style-name="Source_20_Text"><text:span text:style-name="T1">sudo ufw allow 80/tcp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ufw deny</text:span></text:span></text:p>
          </table:table-cell>
          <table:table-cell table:style-name="Tabla1.A2" office:value-type="string">
            <text:p text:style-name="Table_20_Contents">Bloquea tráfico desde una dirección o puerto específico.</text:p>
          </table:table-cell>
          <table:table-cell table:style-name="Tabla1.C2" office:value-type="string">
            <text:p text:style-name="Table_20_Contents"><text:span text:style-name="Source_20_Text"><text:span text:style-name="T1">sudo ufw deny 22/tcp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ufw delete</text:span></text:span></text:p>
          </table:table-cell>
          <table:table-cell table:style-name="Tabla1.A2" office:value-type="string">
            <text:p text:style-name="Table_20_Contents">Elimina una regla específica.</text:p>
          </table:table-cell>
          <table:table-cell table:style-name="Tabla1.C2" office:value-type="string">
            <text:p text:style-name="Table_20_Contents"><text:span text:style-name="Source_20_Text"><text:span text:style-name="T1">sudo ufw delete allow 80/tcp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ufw reset</text:span></text:span></text:p>
          </table:table-cell>
          <table:table-cell table:style-name="Tabla1.A2" office:value-type="string">
            <text:p text:style-name="Table_20_Contents">Restablece el firewall a su estado predeterminado.</text:p>
          </table:table-cell>
          <table:table-cell table:style-name="Tabla1.C2" office:value-type="string">
            <text:p text:style-name="Table_20_Contents"><text:span text:style-name="Source_20_Text"><text:span text:style-name="T1">sudo ufw reset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ufw default</text:span></text:span></text:p>
          </table:table-cell>
          <table:table-cell table:style-name="Tabla1.A2" office:value-type="string">
            <text:p text:style-name="Table_20_Contents">Establece la política predeterminada para el tráfico no coincidente.</text:p>
          </table:table-cell>
          <table:table-cell table:style-name="Tabla1.C2" office:value-type="string">
            <text:p text:style-name="Table_20_Contents"><text:span text:style-name="Source_20_Text"><text:span text:style-name="T1">sudo ufw default deny</text:span></text:span></text:p>
          </table:table-cell>
        </table:table-row>
      </table:table>
      <text:p text:style-name="P24"><text:span text:style-name="T1">Recuerda que debes ejecutar estos comandos con privilegios de superusuario utilizando </text:span><text:span text:style-name="Source_20_Text"><text:span text:style-name="T1">sudo</text:span></text:span><text:span text:style-name="T1">. UFW es una herramienta poderosa para controlar el tráfico de red en tu sistema Ubuntu y protegerlo de manera efectiva. Asegúrate de entender las implicaciones de las reglas que configures antes de aplicarlas.</text:span></text:p>
      <text:p text:style-name="P20"><draw:frame draw:style-name="fr1" draw:name="Imagen1" text:anchor-type="as-char" svg:width="0.953cm" svg:height="0.953cm" draw:z-index="0"><draw:image xlink:href="https://chat.openai.com/_next/image?url=https%3A%2F%2Fs.gravatar.com%2Favatar%2F8326548e2fb4a92636fe7416bc69e5af%3Fs%3D480%26r%3Dpg%26d%3Dhttps%253A%252F%252Fcdn.auth0.com%252Favatars%252Ffu.png&amp;w=96&amp;q=75" xlink:type="simple" xlink:show="embed" xlink:actuate="onLoad"/><svg:title>User</svg:title></draw:frame></text:p>
      <text:p text:style-name="P18">Crea una tabla para agregar puertos (22, 80, 443, 21, 110, ...) y para eliminarlos. En formato tabla. </text:p>
      <text:p text:style-name="P19">Aquí tienes una tabla que muestra cómo agregar y eliminar puertos específicos con UFW:</text:p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Table_20_Heading">Agregar Puerto</text:p>
            </table:table-cell>
            <table:table-cell table:style-name="Tabla2.B1" office:value-type="string">
              <text:p text:style-name="Table_20_Heading">Eliminar Puerto</text:p>
            </table:table-cell>
          </table:table-row>
        </table:table-header-rows>
        <table:table-row>
          <table:table-cell table:style-name="Tabla2.A2" office:value-type="string">
            <text:p text:style-name="Table_20_Contents"><text:span text:style-name="Source_20_Text"><text:span text:style-name="T1">sudo ufw allow 22/tcp</text:span></text:span></text:p>
          </table:table-cell>
          <table:table-cell table:style-name="Tabla2.B2" office:value-type="string">
            <text:p text:style-name="Table_20_Contents"><text:span text:style-name="Source_20_Text"><text:span text:style-name="T1">sudo ufw delete allow 22/tcp</text:span></text:span>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1">sudo ufw allow 80/tcp</text:span></text:span></text:p>
          </table:table-cell>
          <table:table-cell table:style-name="Tabla2.B2" office:value-type="string">
            <text:p text:style-name="Table_20_Contents"><text:span text:style-name="Source_20_Text"><text:span text:style-name="T1">sudo ufw delete allow 80/tcp</text:span></text:span>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1">sudo ufw allow 443/tcp</text:span></text:span></text:p>
          </table:table-cell>
          <table:table-cell table:style-name="Tabla2.B2" office:value-type="string">
            <text:p text:style-name="Table_20_Contents"><text:span text:style-name="Source_20_Text"><text:span text:style-name="T1">sudo ufw delete allow 443/tcp</text:span></text:span>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1">sudo ufw allow 21/tcp</text:span></text:span></text:p>
          </table:table-cell>
          <table:table-cell table:style-name="Tabla2.B2" office:value-type="string">
            <text:p text:style-name="Table_20_Contents"><text:span text:style-name="Source_20_Text"><text:span text:style-name="T1">sudo ufw delete allow 21/tcp</text:span></text:span>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1">sudo ufw allow 110/tcp</text:span></text:span></text:p>
          </table:table-cell>
          <table:table-cell table:style-name="Tabla2.B2" office:value-type="string">
            <text:p text:style-name="Table_20_Contents"><text:span text:style-name="Source_20_Text"><text:span text:style-name="T1">sudo ufw delete allow 110/tcp</text:span></text:span></text:p>
          </table:table-cell>
        </table:table-row>
      </table:table>
      <text:p text:style-name="P19"><text:soft-page-break/>Estos comandos te permiten agregar reglas para permitir tráfico en puertos específicos y eliminar las reglas correspondientes para revocar el acceso a esos puertos. Asegúrate de que los puertos que agregues o elimines sean los que necesitas para tu configuración específica.</text:p>
      <text:p text:style-name="P20"><draw:frame draw:style-name="fr1" draw:name="Imagen2" text:anchor-type="as-char" svg:width="0.953cm" svg:height="0.953cm" draw:z-index="1"><draw:image xlink:href="https://chat.openai.com/_next/image?url=https%3A%2F%2Fs.gravatar.com%2Favatar%2F8326548e2fb4a92636fe7416bc69e5af%3Fs%3D480%26r%3Dpg%26d%3Dhttps%253A%252F%252Fcdn.auth0.com%252Favatars%252Ffu.png&amp;w=96&amp;q=75" xlink:type="simple" xlink:show="embed" xlink:actuate="onLoad"/><svg:title>User</svg:title></draw:frame></text:p>
      <text:p text:style-name="P18">Realiza la mismas tablas con firewalld en sistemas redhat. Señala también el uso de services. </text:p>
      <text:p text:style-name="P19">Firewalld es una herramienta de administración de firewall utilizada en sistemas Red Hat y CentOS. Aquí tienes tablas que muestran cómo agregar y eliminar puertos, así como el uso de servicios con Firewalld:</text:p>
      <text:p text:style-name="P24"><text:span text:style-name="Strong_20_Emphasis"><text:span text:style-name="T1">Agregar Puerto con Firewalld en Red Hat/CentOS:</text:span></text:span></text:p>
      <table:table table:name="Tabla3" table:style-name="Tabla3">
        <table:table-column table:style-name="Tabla3.A"/>
        <table:table-column table:style-name="Tabla3.B"/>
        <table:table-header-rows>
          <table:table-row>
            <table:table-cell table:style-name="Tabla3.A1" office:value-type="string">
              <text:p text:style-name="Table_20_Heading">Agregar Puerto</text:p>
            </table:table-cell>
            <table:table-cell table:style-name="Tabla3.B1" office:value-type="string">
              <text:p text:style-name="Table_20_Heading">Uso de Servicios (Servicio)</text:p>
            </table:table-cell>
          </table:table-row>
        </table:table-header-rows>
        <table:table-row>
          <table:table-cell table:style-name="Tabla3.A2" office:value-type="string">
            <text:p text:style-name="Table_20_Contents"><text:span text:style-name="Source_20_Text"><text:span text:style-name="T1">sudo firewall-cmd --add-port=22/tcp</text:span></text:span></text:p>
          </table:table-cell>
          <table:table-cell table:style-name="Tabla3.B2" office:value-type="string">
            <text:p text:style-name="Table_20_Contents"><text:span text:style-name="Source_20_Text"><text:span text:style-name="T1">sudo firewall-cmd --add-service=http</text:span></text:span></text:p>
          </table:table-cell>
        </table:table-row>
        <table:table-row>
          <table:table-cell table:style-name="Tabla3.A2" office:value-type="string">
            <text:p text:style-name="Table_20_Contents"><text:span text:style-name="Source_20_Text"><text:span text:style-name="T1">sudo firewall-cmd --add-port=80/tcp</text:span></text:span></text:p>
          </table:table-cell>
          <table:table-cell table:style-name="Tabla3.B2" office:value-type="string">
            <text:p text:style-name="Table_20_Contents"><text:span text:style-name="Source_20_Text"><text:span text:style-name="T1">sudo firewall-cmd --add-service=https</text:span></text:span></text:p>
          </table:table-cell>
        </table:table-row>
        <table:table-row>
          <table:table-cell table:style-name="Tabla3.A2" office:value-type="string">
            <text:p text:style-name="Table_20_Contents"><text:span text:style-name="Source_20_Text"><text:span text:style-name="T1">sudo firewall-cmd --add-port=443/tcp</text:span></text:span></text:p>
          </table:table-cell>
          <table:table-cell table:style-name="Tabla3.B2" office:value-type="string">
            <text:p text:style-name="Table_20_Contents"><text:span text:style-name="Source_20_Text"><text:span text:style-name="T1">sudo firewall-cmd --add-service=ftp</text:span></text:span></text:p>
          </table:table-cell>
        </table:table-row>
        <table:table-row>
          <table:table-cell table:style-name="Tabla3.A2" office:value-type="string">
            <text:p text:style-name="Table_20_Contents"><text:span text:style-name="Source_20_Text"><text:span text:style-name="T1">sudo firewall-cmd --add-port=21/tcp</text:span></text:span></text:p>
          </table:table-cell>
          <table:table-cell table:style-name="Tabla3.B2" office:value-type="string">
            <text:p text:style-name="Table_20_Contents"><text:span text:style-name="Source_20_Text"><text:span text:style-name="T1">sudo firewall-cmd --add-service=pop3</text:span></text:span></text:p>
          </table:table-cell>
        </table:table-row>
        <table:table-row>
          <table:table-cell table:style-name="Tabla3.A2" office:value-type="string">
            <text:p text:style-name="Table_20_Contents"><text:span text:style-name="Source_20_Text"><text:span text:style-name="T1">sudo firewall-cmd --add-port=110/tcp</text:span></text:span></text:p>
          </table:table-cell>
          <table:table-cell table:style-name="Tabla3.B2" office:value-type="string">
            <text:p text:style-name="Table_20_Contents"><text:span text:style-name="Source_20_Text"><text:span text:style-name="T1">sudo firewall-cmd --add-service=smtp</text:span></text:span></text:p>
          </table:table-cell>
        </table:table-row>
      </table:table>
      <text:p text:style-name="P24"><text:span text:style-name="Strong_20_Emphasis"><text:span text:style-name="T1">Eliminar Puerto con Firewalld en Red Hat/CentOS:</text:span></text:span></text:p>
      <table:table table:name="Tabla4" table:style-name="Tabla4">
        <table:table-column table:style-name="Tabla4.A"/>
        <table:table-column table:style-name="Tabla4.B"/>
        <table:table-header-rows>
          <table:table-row>
            <table:table-cell table:style-name="Tabla4.A1" office:value-type="string">
              <text:p text:style-name="Table_20_Heading">Eliminar Puerto</text:p>
            </table:table-cell>
            <table:table-cell table:style-name="Tabla4.B1" office:value-type="string">
              <text:p text:style-name="Table_20_Heading">Eliminar Servicio (Servicio)</text:p>
            </table:table-cell>
          </table:table-row>
        </table:table-header-rows>
        <table:table-row>
          <table:table-cell table:style-name="Tabla4.A2" office:value-type="string">
            <text:p text:style-name="Table_20_Contents"><text:span text:style-name="Source_20_Text"><text:span text:style-name="T1">sudo firewall-cmd --remove-port=22/tcp</text:span></text:span></text:p>
          </table:table-cell>
          <table:table-cell table:style-name="Tabla4.B2" office:value-type="string">
            <text:p text:style-name="Table_20_Contents"><text:span text:style-name="Source_20_Text"><text:span text:style-name="T1">sudo firewall-cmd --remove-service=http</text:span></text:span></text:p>
          </table:table-cell>
        </table:table-row>
        <table:table-row>
          <table:table-cell table:style-name="Tabla4.A2" office:value-type="string">
            <text:p text:style-name="Table_20_Contents"><text:span text:style-name="Source_20_Text"><text:span text:style-name="T1">sudo firewall-cmd --remove-port=80/tcp</text:span></text:span></text:p>
          </table:table-cell>
          <table:table-cell table:style-name="Tabla4.B2" office:value-type="string">
            <text:p text:style-name="Table_20_Contents"><text:span text:style-name="Source_20_Text"><text:span text:style-name="T1">sudo firewall-cmd --remove-service=https</text:span></text:span></text:p>
          </table:table-cell>
        </table:table-row>
        <table:table-row>
          <table:table-cell table:style-name="Tabla4.A2" office:value-type="string">
            <text:p text:style-name="Table_20_Contents"><text:span text:style-name="Source_20_Text"><text:span text:style-name="T1">sudo firewall-cmd --remove-port=443/tcp</text:span></text:span></text:p>
          </table:table-cell>
          <table:table-cell table:style-name="Tabla4.B2" office:value-type="string">
            <text:p text:style-name="Table_20_Contents"><text:span text:style-name="Source_20_Text"><text:span text:style-name="T1">sudo firewall-cmd --remove-service=ftp</text:span></text:span></text:p>
          </table:table-cell>
        </table:table-row>
        <table:table-row>
          <table:table-cell table:style-name="Tabla4.A2" office:value-type="string">
            <text:p text:style-name="Table_20_Contents"><text:span text:style-name="Source_20_Text"><text:span text:style-name="T1">sudo firewall-cmd --remove-port=21/tcp</text:span></text:span></text:p>
          </table:table-cell>
          <table:table-cell table:style-name="Tabla4.B2" office:value-type="string">
            <text:p text:style-name="Table_20_Contents"><text:span text:style-name="Source_20_Text"><text:span text:style-name="T1">sudo firewall-cmd --remove-service=pop3</text:span></text:span></text:p>
          </table:table-cell>
        </table:table-row>
        <table:table-row>
          <table:table-cell table:style-name="Tabla4.A2" office:value-type="string">
            <text:p text:style-name="Table_20_Contents"><text:span text:style-name="Source_20_Text"><text:span text:style-name="T1">sudo firewall-cmd --remove-port=110/tcp</text:span></text:span></text:p>
          </table:table-cell>
          <table:table-cell table:style-name="Tabla4.B2" office:value-type="string">
            <text:p text:style-name="Table_20_Contents"><text:span text:style-name="Source_20_Text"><text:span text:style-name="T1">sudo firewall-cmd --remove-service=smtp</text:span></text:span></text:p>
          </table:table-cell>
        </table:table-row>
      </table:table>
      <text:p text:style-name="P24"><text:span text:style-name="T1">En el caso de Firewalld, puedes agregar puertos directamente con </text:span><text:span text:style-name="Source_20_Text"><text:span text:style-name="T1">--add-port</text:span></text:span><text:span text:style-name="T1"> o utilizar servicios específicos con </text:span><text:span text:style-name="Source_20_Text"><text:span text:style-name="T1">--add-service</text:span></text:span><text:span text:style-name="T1">. Del mismo modo, puedes eliminar puertos con </text:span><text:span text:style-name="Source_20_Text"><text:span text:style-name="T1">--remove-port</text:span></text:span><text:span text:style-name="T1"> o servicios con </text:span><text:span text:style-name="Source_20_Text"><text:span text:style-name="T1">--remove-service</text:span></text:span><text:span text:style-name="T1">. Los servicios proporcionan un enfoque </text:span><text:soft-page-break/><text:span text:style-name="T1">más simple y semántico para la configuración del firewall en lugar de especificar puertos individuales.</text:span></text:p>
      <text:p text:style-name="P20"><draw:frame draw:style-name="fr1" draw:name="Imagen3" text:anchor-type="as-char" svg:width="0.953cm" svg:height="0.953cm" draw:z-index="2"><draw:image xlink:href="https://chat.openai.com/_next/image?url=https%3A%2F%2Fs.gravatar.com%2Favatar%2F8326548e2fb4a92636fe7416bc69e5af%3Fs%3D480%26r%3Dpg%26d%3Dhttps%253A%252F%252Fcdn.auth0.com%252Favatars%252Ffu.png&amp;w=96&amp;q=75" xlink:type="simple" xlink:show="embed" xlink:actuate="onLoad"/><svg:title>User</svg:title></draw:frame></text:p>
      <text:p text:style-name="P18">indica que es la opción --permanent , el subcomando reload y el comando firewalls-offline-cmd</text:p>
      <text:p text:style-name="P19">En el contexto de Firewalld en sistemas Red Hat y CentOS, estos son comandos y opciones relacionados:</text:p>
      <text:list text:style-name="L7">
        <text:list-item>
          <text:p text:style-name="P31"><text:span text:style-name="Source_20_Text"><text:span text:style-name="T1">--permanent</text:span></text:span><text:span text:style-name="T1">:</text:span></text:p>
          <text:list>
            <text:list-item>
              <text:p text:style-name="P30"><text:span text:style-name="T1">Esta opción se utiliza para realizar cambios permanentes en la configuración del firewall. Cuando se aplica una regla o se modifica la configuración con </text:span><text:span text:style-name="Source_20_Text"><text:span text:style-name="T1">--permanent</text:span></text:span><text:span text:style-name="T1">, los cambios no se aplican de inmediato, sino que se guardan en la configuración persistente. Luego, debes utilizar el comando </text:span><text:span text:style-name="Source_20_Text"><text:span text:style-name="T1">firewall-cmd --reload</text:span></text:span><text:span text:style-name="T1"> para activar los cambios y recargar la configuración del firewall.</text:span></text:p>
            </text:list-item>
            <text:list-item>
              <text:p text:style-name="P22">Ejemplo de uso:</text:p>
              <text:p text:style-name="P6">cssCopy code</text:p>
              <text:p text:style-name="P14"><text:span text:style-name="Source_20_Text"><text:span text:style-name="T1">sudo firewall-cmd --add-port=80/tcp --permanent</text:span></text:span></text:p>
              <text:p text:style-name="P13"><text:span text:style-name="Source_20_Text"><text:span text:style-name="T1">sudo firewall-cmd --reload</text:span></text:span></text:p>
            </text:list-item>
          </text:list>
        </text:list-item>
        <text:list-item>
          <text:p text:style-name="P31"><text:span text:style-name="Source_20_Text"><text:span text:style-name="T1">reload</text:span></text:span><text:span text:style-name="T1">:</text:span></text:p>
          <text:list>
            <text:list-item>
              <text:p text:style-name="P30"><text:span text:style-name="T1">El subcomando </text:span><text:span text:style-name="Source_20_Text"><text:span text:style-name="T1">reload</text:span></text:span><text:span text:style-name="T1"> se utiliza para recargar la configuración actual del firewall. Esto permite aplicar los cambios permanentes que se hayan realizado con la opción </text:span><text:span text:style-name="Source_20_Text"><text:span text:style-name="T1">--permanent</text:span></text:span><text:span text:style-name="T1"> sin tener que reiniciar el firewall por completo. Después de realizar cambios permanentes, es importante recargar el firewall para que los cambios surtan efecto.</text:span></text:p>
            </text:list-item>
            <text:list-item>
              <text:p text:style-name="P22">Ejemplo de uso:</text:p>
              <text:p text:style-name="P6">cssCopy code</text:p>
              <text:p text:style-name="P13"><text:span text:style-name="Source_20_Text"><text:span text:style-name="T1">sudo firewall-cmd --reload</text:span></text:span></text:p>
            </text:list-item>
          </text:list>
        </text:list-item>
        <text:list-item>
          <text:p text:style-name="P31"><text:span text:style-name="Source_20_Text"><text:span text:style-name="T1">firewalls-offline-cmd</text:span></text:span><text:span text:style-name="T1">:</text:span></text:p>
          <text:list>
            <text:list-item>
              <text:p text:style-name="P30"><text:span text:style-name="Source_20_Text"><text:span text:style-name="T1">firewall-offline-cmd</text:span></text:span><text:span text:style-name="T1"> es un comando que se utiliza para modificar la configuración de Firewalld en un entorno fuera de línea o en un sistema sin una conexión activa a Internet. Este comando es útil cuando necesitas aplicar cambios en la configuración del firewall en una instalación de Red Hat o CentOS en un entorno de recuperación o cuando no puedes acceder directamente al sistema.</text:span></text:p>
            </text:list-item>
            <text:list-item>
              <text:p text:style-name="P22">Ejemplo de uso:</text:p>
              <text:p text:style-name="P6">csharpCopy code</text:p>
              <text:p text:style-name="P14"><text:soft-page-break/><text:span text:style-name="Source_20_Text"><text:span text:style-name="T1">sudo firewall-offline-cmd --add-port=22/tcp</text:span></text:span></text:p>
              <text:p text:style-name="P13"><text:span text:style-name="Source_20_Text"><text:span text:style-name="T1">sudo firewall-offline-cmd --add-service=http</text:span></text:span></text:p>
            </text:list-item>
          </text:list>
        </text:list-item>
      </text:list>
      <text:p text:style-name="P24"><text:span text:style-name="T1">En resumen, </text:span><text:span text:style-name="Source_20_Text"><text:span text:style-name="T1">--permanent</text:span></text:span><text:span text:style-name="T1"> se usa para hacer cambios permanentes en la configuración del firewall, </text:span><text:span text:style-name="Source_20_Text"><text:span text:style-name="T1">reload</text:span></text:span><text:span text:style-name="T1"> se utiliza para aplicar estos cambios, y </text:span><text:span text:style-name="Source_20_Text"><text:span text:style-name="T1">firewall-offline-cmd</text:span></text:span><text:span text:style-name="T1"> es útil para realizar modificaciones en un sistema sin una conexión activa.</text:span></text:p>
      <text:p text:style-name="P20"><draw:frame draw:style-name="fr1" draw:name="Imagen4" text:anchor-type="as-char" svg:width="0.953cm" svg:height="0.953cm" draw:z-index="3"><draw:image xlink:href="https://chat.openai.com/_next/image?url=https%3A%2F%2Fs.gravatar.com%2Favatar%2F8326548e2fb4a92636fe7416bc69e5af%3Fs%3D480%26r%3Dpg%26d%3Dhttps%253A%252F%252Fcdn.auth0.com%252Favatars%252Ffu.png&amp;w=96&amp;q=75" xlink:type="simple" xlink:show="embed" xlink:actuate="onLoad"/><svg:title>User</svg:title></draw:frame></text:p>
      <text:p text:style-name="P18">ok</text:p>
      <text:p text:style-name="P19">Si tienes alguna otra pregunta o necesitas más información, no dudes en preguntar. Estoy aquí para ayudarte. ¡Gracias!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6:28:49.167459665</meta:creation-date>
    <dc:date>2023-10-19T18:18:19.354362861</dc:date>
    <meta:editing-duration>PT1H49M30S</meta:editing-duration>
    <meta:editing-cycles>2</meta:editing-cycles>
    <meta:generator>LibreOffice/7.4.1.2$Linux_X86_64 LibreOffice_project/3c58a8f3a960df8bc8fd77b461821e42c061c5f0</meta:generator>
    <meta:document-statistic meta:table-count="4" meta:image-count="4" meta:object-count="0" meta:page-count="4" meta:paragraph-count="102" meta:word-count="889" meta:character-count="5855" meta:non-whitespace-character-count="5114"/>
  </office:meta>
</office:document-meta>
</file>